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THeiti, 'Microsoft YaHe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fo:font-size="16pt" fo:letter-spacing="normal" style:font-size-asian="16pt" style:font-size-complex="16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fo:font-size="16pt" fo:letter-spacing="normal" style:font-name-asian="arial" style:font-size-asian="16pt" style:font-style-asian="normal" style:font-weight-asian="normal" style:font-size-complex="16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6pt" style:font-size-asian="16pt" style:font-size-complex="16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111111" fo:font-size="16pt" style:font-size-asian="16pt" style:font-size-complex="16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111111" fo:font-size="16pt" officeooo:paragraph-rsid="000768aa" style:font-size-asian="16pt" style:font-size-complex="16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111111" fo:font-size="15pt" style:font-size-asian="15pt" style:font-size-complex="15pt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arial" fo:letter-spacing="normal" fo:font-style="normal" fo:font-weight="normal"/>
    </style:style>
    <style:style style:name="T3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333333" fo:letter-spacing="normal" style:font-name-asian="arial" style:font-style-asian="normal" style:font-weight-asian="normal"/>
    </style:style>
    <style:style style:name="T5" style:family="text">
      <style:text-properties fo:font-variant="normal" fo:text-transform="none" fo:color="#666666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666666" style:font-name="arial" fo:letter-spacing="normal" fo:font-style="normal" fo:font-weight="normal"/>
    </style:style>
    <style:style style:name="T7" style:family="text">
      <style:text-properties fo:font-variant="normal" fo:text-transform="none" fo:color="#666666" fo:letter-spacing="normal" style:font-name-asian="arial" style:font-size-asian="10.5pt" style:font-style-asian="normal" style:font-weight-asian="normal"/>
    </style:style>
    <style:style style:name="T8" style:family="text">
      <style:text-properties fo:font-variant="normal" fo:text-transform="none" fo:color="#666666" fo:letter-spacing="normal" style:font-name-asian="arial" style:font-style-asian="normal" style:font-weight-asian="normal"/>
    </style:style>
    <style:style style:name="T9" style:family="text">
      <style:text-properties fo:font-variant="normal" fo:text-transform="none" style:font-name="arial" fo:letter-spacing="normal" fo:font-style="normal" fo:font-weight="normal"/>
    </style:style>
    <style:style style:name="T10" style:family="text">
      <style:text-properties fo:font-variant="normal" fo:text-transform="none" fo:letter-spacing="normal" style:font-name-asian="arial" style:font-style-asian="normal" style:font-weight-asian="normal"/>
    </style:style>
    <style:style style:name="T11" style:family="text">
      <style:text-properties fo:font-variant="normal" fo:text-transform="none" fo:color="#111111" fo:font-size="16pt" fo:letter-spacing="normal" style:font-name-asian="arial" style:font-size-asian="16pt" style:font-style-asian="normal" style:font-weight-asian="normal" style:font-size-complex="16pt"/>
    </style:style>
    <style:style style:name="T12" style:family="text">
      <style:text-properties fo:font-variant="normal" fo:text-transform="none" fo:color="#111111" fo:letter-spacing="normal" style:font-name-asian="arial" style:font-style-asian="normal" style:font-weight-asian="normal"/>
    </style:style>
    <style:style style:name="T13" style:family="text">
      <style:text-properties style:font-name="arial" fo:font-style="normal" fo:font-weight="bold"/>
    </style:style>
    <style:style style:name="T14" style:family="text">
      <style:text-properties style:font-name-asian="arial" style:font-size-asian="10.5pt" style:font-style-asian="normal" style:font-weight-asian="normal"/>
    </style:style>
    <style:style style:name="T15" style:family="text">
      <style:text-properties style:font-name-asian="arial" style:font-style-asian="normal" style:font-weight-asian="normal"/>
    </style:style>
    <style:style style:name="T16" style:family="text">
      <style:text-properties style:font-name-asian="arial" style:font-style-asian="normal" style:font-weight-asian="bold"/>
    </style:style>
    <style:style style:name="T17" style:family="text">
      <style:text-properties fo:color="#000000" style:font-name="arial" fo:font-size="10.5pt" fo:font-style="normal" fo:font-weight="bold"/>
    </style:style>
    <style:style style:name="T18" style:family="text">
      <style:text-properties fo:color="#000000" style:font-name="arial" fo:font-style="normal" fo:font-weight="bold"/>
    </style:style>
    <style:style style:name="T19" style:family="text">
      <style:text-properties fo:color="#000000" style:font-name-asian="arial" style:font-size-asian="10.5pt" style:font-style-asian="normal" style:font-weight-asian="bold"/>
    </style:style>
    <style:style style:name="T20" style:family="text">
      <style:text-properties fo:color="#000000" style:font-name-asian="arial" style:font-style-asian="normal" style:font-weight-asian="bold"/>
    </style:style>
    <style:style style:name="T21" style:family="text">
      <style:text-properties fo:color="#111111"/>
    </style:style>
    <style:style style:name="T22" style:family="text">
      <style:text-properties fo:color="#111111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0">在</text:span><text:span text:style-name="T9">java</text:span><text:span text:style-name="T10">中重写方法应遵循规则的包括</text:span> </text:p>
      <text:p text:style-name="P1"><text:span text:style-name="T16">方法的重写（</text:span><text:span text:style-name="T13">override</text:span><text:span text:style-name="T16">）两同两小一大原则</text:span><text:span text:style-name="T15">：</text:span></text:p>
      <text:p text:style-name="P2">方法名相同，参数类型相同</text:p>
      <text:p text:style-name="P2">子类返回类型小于等于父类方法返回类型，</text:p>
      <text:p text:style-name="P2">子类抛出异常小于等于父类方法抛出异常，</text:p>
      <text:p text:style-name="P2">子类访问权限大于等于父类方法访问权限</text:p>
      <text:p text:style-name="P3"/>
      <text:p text:style-name="P3"/>
      <text:p text:style-name="P3"/>
      <text:p text:style-name="P4"/>
      <text:p text:style-name="P5"><text:span text:style-name="T9">1.</text:span><text:span text:style-name="T10">静态代码块 </text:span><text:span text:style-name="T9">2.</text:span><text:span text:style-name="T10">构造代码块</text:span><text:span text:style-name="T9">3.</text:span><text:span text:style-name="T10">构造方法的执行顺序是</text:span><text:span text:style-name="T9">1&gt;2&gt;3;</text:span><text:span text:style-name="T10">明白他们是干嘛的就理解了。</text:span><text:line-break/><text:span text:style-name="T9">1.</text:span><text:span text:style-name="T10">静态代码块：是在类的加载过程的第三步初始化的时候进行的，主要目的是给类变量赋予初始值。</text:span><text:line-break/><text:span text:style-name="T9">2.</text:span><text:span text:style-name="T10">构造代码块：是独立的，必须依附载体才能运行，</text:span><text:span text:style-name="T9">Java</text:span><text:span text:style-name="T10">会把构造代码块放到每种构造方法的前面，用于实例化一些共有的实例变量，减少代码量。</text:span><text:line-break/><text:span text:style-name="T9">3.</text:span><text:span text:style-name="T10">构造方法：用于实例化变量。</text:span><text:line-break/><text:span text:style-name="T9">1</text:span><text:span text:style-name="T10">是类级别的，</text:span><text:span text:style-name="T9">2</text:span><text:span text:style-name="T10">、</text:span><text:span text:style-name="T9">3</text:span><text:span text:style-name="T10">是实例级别的，自然</text:span><text:span text:style-name="T9">1</text:span><text:span text:style-name="T10">要优先</text:span><text:span text:style-name="T9">23.</text:span><text:line-break/><text:span text:style-name="T10">在就明白一点：对子类得主动使用会导致对其父类得主动使用，所以尽管实例化的是子类，但也会导致父类的初始化和实例化，且优于子类执行。</text:span></text:p>
      <text:p text:style-name="P5"><text:s/><text:span text:style-name="T10">先执行静态代码，子由父生，所以父类必先执行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THeiti, 'Microsoft YaHe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34S</meta:editing-duration>
    <meta:editing-cycles>3</meta:editing-cycles>
    <meta:generator>LibreOffice/5.3.0.3$Windows_X86_64 LibreOffice_project/7074905676c47b82bbcfbea1aeefc84afe1c50e1</meta:generator>
    <dc:date>2018-07-16T23:19:23.229000000</dc:date>
    <meta:document-statistic meta:table-count="0" meta:image-count="0" meta:object-count="0" meta:page-count="1" meta:paragraph-count="8" meta:word-count="368" meta:character-count="403" meta:non-whitespace-character-count="394"/>
    <meta:user-defined meta:name="Info 1"/>
    <meta:user-defined meta:name="Info 2"/>
    <meta:user-defined meta:name="Info 3"/>
    <meta:user-defined meta:name="Info 4"/>
  </office:meta>
</office:document-meta>
</file>